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fo:language="fr" fo:country="FR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4pt" fo:language="fr" fo:country="FR" style:font-size-asian="14pt" style:font-size-complex="14pt"/>
    </style:style>
    <style:style style:name="P4" style:family="paragraph" style:parent-style-name="Standard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4pt" fo:language="fr" fo:country="FR" style:font-size-asian="14pt" style:font-size-complex="14pt"/>
    </style:style>
    <style:style style:name="P8" style:family="paragraph" style:parent-style-name="Standard" style:list-style-name="L1">
      <style:text-properties fo:font-size="14pt" fo:language="fr" fo:country="FR" style:font-size-asian="14pt" style:font-size-complex="14pt"/>
    </style:style>
    <style:style style:name="P9" style:family="paragraph" style:parent-style-name="Standard">
      <style:text-properties fo:font-size="14pt" fo:language="fr" fo:country="FR" fo:font-weight="bold" officeooo:rsid="000f0b92" officeooo:paragraph-rsid="000ad15a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language="fr" fo:country="FR" fo:font-weight="bold" officeooo:rsid="000f0b92" officeooo:paragraph-rsid="000b25d3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language="fr" fo:country="FR" fo:font-weight="bold" officeooo:rsid="000f0b92" officeooo:paragraph-rsid="000cdd9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language="fr" fo:country="FR" fo:font-weight="bold" officeooo:rsid="000f0b92" officeooo:paragraph-rsid="000ea158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language="fr" fo:country="FR" fo:font-weight="bold" officeooo:rsid="000f0b92" officeooo:paragraph-rsid="000fa082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language="fr" fo:country="FR" fo:font-weight="bold" officeooo:rsid="000f0b92" officeooo:paragraph-rsid="000fadec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language="fr" fo:country="FR" fo:font-weight="bold" officeooo:rsid="000f0b92" officeooo:paragraph-rsid="00112ce4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language="fr" fo:country="FR" fo:font-weight="bold" officeooo:rsid="000f0b92" officeooo:paragraph-rsid="001190c8" style:font-size-asian="14pt" style:font-weight-asian="bold" style:font-size-complex="14pt" style:font-weight-complex="bold"/>
    </style:style>
    <style:style style:name="T1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0ad15a"/>
    </style:style>
    <style:style style:name="T4" style:family="text">
      <style:text-properties officeooo:rsid="000b25d3"/>
    </style:style>
    <style:style style:name="T5" style:family="text">
      <style:text-properties officeooo:rsid="000b53ed"/>
    </style:style>
    <style:style style:name="T6" style:family="text">
      <style:text-properties officeooo:rsid="000cdd9c"/>
    </style:style>
    <style:style style:name="T7" style:family="text">
      <style:text-properties officeooo:rsid="000ea158"/>
    </style:style>
    <style:style style:name="T8" style:family="text">
      <style:text-properties officeooo:rsid="000fa082"/>
    </style:style>
    <style:style style:name="T9" style:family="text">
      <style:text-properties officeooo:rsid="000fadec"/>
    </style:style>
    <style:style style:name="T10" style:family="text">
      <style:text-properties officeooo:rsid="00112ce4"/>
    </style:style>
    <style:style style:name="T11" style:family="text">
      <style:text-properties officeooo:rsid="001190c8"/>
    </style:style>
    <style:style style:name="T12" style:family="text">
      <style:text-properties officeooo:rsid="0013ab7a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Questions Focus Group (t=1semaine)</text:p>
      <text:p text:style-name="P1"/>
      <text:p text:style-name="P2">1) Quel texte vous a le plus marqué ?</text:p>
      <text:p text:style-name="P2"/>
      <text:list xml:id="list8321118966453280377" text:style-name="L1">
        <text:list-item>
          <text:p text:style-name="P8">Le premier celui où Harry est dans le train</text:p>
        </text:list-item>
      </text:list>
      <text:p text:style-name="P2"/>
      <text:p text:style-name="P2"/>
      <text:p text:style-name="P2">2) Vous voyez-vous lire avec ce dispositif ?</text:p>
      <text:p text:style-name="P2"/>
      <text:list xml:id="list161736576788671" text:continue-numbering="true" text:style-name="L1">
        <text:list-item>
          <text:p text:style-name="P8">Oui</text:p>
        </text:list-item>
      </text:list>
      <text:p text:style-name="P3"/>
      <text:p text:style-name="P2">3) Comment pouvez-vous décrire l’expérience que vous avez vécu ?</text:p>
      <text:p text:style-name="P2"/>
      <text:list xml:id="list161736377295763" text:continue-numbering="true" text:style-name="L1">
        <text:list-item>
          <text:p text:style-name="P8">C’était vraiment immersif quand les choix des ambiances sont correctes.</text:p>
        </text:list-item>
      </text:list>
      <text:p text:style-name="P3"/>
      <text:p text:style-name="P4">4) Qu’est ce que Harry Potter a reçu pour noël et par qui ? (texte 1)</text:p>
      <text:list xml:id="list161736966138064" text:continue-numbering="true" text:style-name="L1">
        <text:list-item>
          <text:p text:style-name="P8">Une chouette par Hagrid</text:p>
        </text:list-item>
      </text:list>
      <text:p text:style-name="P3"/>
      <text:p text:style-name="P9">TOTAL : <text:span text:style-name="T5">1 </text:span>POINT</text:p>
      <text:p text:style-name="P3"/>
      <text:p text:style-name="P4">5) Avec qui est Harry Potter ? (texte 1)</text:p>
      <text:p text:style-name="P3"/>
      <text:list xml:id="list161737949693756" text:continue-numbering="true" text:style-name="L1">
        <text:list-item>
          <text:p text:style-name="P8">Ron et Hermione</text:p>
        </text:list-item>
      </text:list>
      <text:p text:style-name="P3"/>
      <text:p text:style-name="P10">TOTAL : <text:span text:style-name="T4">1 </text:span>POINT</text:p>
      <text:p text:style-name="P3"/>
      <text:p text:style-name="P4">6) Qu’est ce que Harry Potter a reçu pour noël et par qui ? (texte 2)</text:p>
      <text:p text:style-name="P4"/>
      <text:p text:style-name="P11">TOTAL : <text:span text:style-name="T6">0 </text:span>POINT</text:p>
      <text:p text:style-name="P3"/>
      <text:p text:style-name="P4">7) Avec qui est Harry lors de l’ouverture des cadeaux ? (texte 2)</text:p>
      <text:p text:style-name="P4"/>
      <text:list xml:id="list161737031895734" text:continue-numbering="true" text:style-name="L1">
        <text:list-item>
          <text:p text:style-name="P8">Ron</text:p>
        </text:list-item>
      </text:list>
      <text:p text:style-name="P3"/>
      <text:p text:style-name="P12">TOTAL : <text:span text:style-name="T7">0.5 </text:span>POINT</text:p>
      <text:p text:style-name="P3"/>
      <text:p text:style-name="P4">8) Que prévoient de faire Harry, Ron et Hermione? (texte 2)</text:p>
      <text:p text:style-name="P4"/>
      <text:p text:style-name="P3"/>
      <text:p text:style-name="P13">TOTAL : <text:span text:style-name="T8">0 </text:span>POINT</text:p>
      <text:p text:style-name="P3"/>
      <text:p text:style-name="P4">9) Comment se fait réveiller Harry et par qui ? (texte 3)</text:p>
      <text:p text:style-name="P4"/>
      <text:list xml:id="list161737926914195" text:continue-numbering="true" text:style-name="L1">
        <text:list-item>
          <text:p text:style-name="P8">Par ron </text:p>
        </text:list-item>
      </text:list>
      <text:p text:style-name="P14"><text:soft-page-break/>TOTAL : <text:span text:style-name="T9">1 </text:span>POINT</text:p>
      <text:p text:style-name="P3"/>
      <text:p text:style-name="P4">10) <text:s/>Qu’est ce que Harry Potter a reçu pour noël et de qui <text:s/>? (texte 3)</text:p>
      <text:p text:style-name="P4"/>
      <text:list xml:id="list161738024193911" text:continue-numbering="true" text:style-name="L1">
        <text:list-item>
          <text:p text:style-name="P8">Une cape d'invisibilité</text:p>
        </text:list-item>
      </text:list>
      <text:p text:style-name="P3"/>
      <text:p text:style-name="P15">TOTAL : <text:span text:style-name="T10">0 </text:span>POINT</text:p>
      <text:p text:style-name="P15"/>
      <text:p text:style-name="P15"/>
      <text:p text:style-name="Standard"><text:span text:style-name="Default_20_Paragraph_20_Font"><text:span text:style-name="T1">11) Avec qui est Harry ? Comment ont réagi ces personnes s’il y en a ? </text:span></text:span><text:span text:style-name="Default_20_Paragraph_20_Font"><text:span text:style-name="T2">(texte 3)</text:span></text:span></text:p>
      <text:p text:style-name="P5"/>
      <text:list xml:id="list161737092964571" text:continue-numbering="true" text:style-name="L1">
        <text:list-item>
          <text:p text:style-name="P8">Ron et Hermione, ils étaient étonnés par le cadeau que Harry avait réçu</text:p>
        </text:list-item>
      </text:list>
      <text:p text:style-name="P16"/>
      <text:p text:style-name="P16">TOTAL : <text:span text:style-name="T11">3 </text:span>POINT<text:span text:style-name="T12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Frank Facundo</meta:initial-creator>
    <meta:creation-date>2019-04-22T22:42:00Z</meta:creation-date>
    <dc:date>2019-04-24T16:17:36.286248006</dc:date>
    <meta:editing-cycles>14</meta:editing-cycles>
    <meta:editing-duration>PT3M56S</meta:editing-duration>
    <meta:document-statistic meta:table-count="0" meta:image-count="0" meta:object-count="0" meta:page-count="2" meta:paragraph-count="29" meta:word-count="229" meta:character-count="1081" meta:non-whitespace-character-count="887"/>
    <meta:template xlink:type="simple" xlink:actuate="onRequest" xlink:title="" xlink:href="../Frank1Semaine.odt/Normal"/>
  </office:meta>
</office:document-meta>
</file>